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2cm" draw:marker-start-width="0.8cm" draw:marker-end-width="0.8cm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1.037cm"/>
    </style:style>
    <style:style style:name="gr7" style:family="graphic" style:parent-style-name="standard">
      <style:graphic-properties draw:stroke="none" svg:stroke-color="#000000" draw:fill="none" draw:fill-color="#ffffff" fo:min-height="1.55cm"/>
    </style:style>
    <style:style style:name="gr8" style:family="graphic" style:parent-style-name="standard">
      <style:graphic-properties draw:stroke="none" svg:stroke-color="#000000" draw:fill="none" draw:fill-color="#ffffff" fo:min-height="0.69cm"/>
    </style:style>
    <style:style style:name="gr9" style:family="graphic" style:parent-style-name="standard">
      <style:graphic-properties draw:stroke="none" svg:stroke-color="#000000" draw:fill="none" draw:fill-color="#ffffff" fo:min-height="1.221cm"/>
    </style:style>
    <style:style style:name="gr10" style:family="graphic" style:parent-style-name="standard">
      <style:graphic-properties draw:stroke="none" svg:stroke-color="#000000" draw:fill="none" draw:fill-color="#ffffff" fo:min-height="1.05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8.3cm" svg:height="3.3cm" svg:x="6.5cm" svg:y="7.3cm">
          <text:p text:style-name="P1">Trigger</text:p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9cm" svg:height="3.3cm" svg:x="1.1cm" svg:y="7.3cm">
          <text:p text:style-name="P1">Linux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cm" svg:height="0.95cm" svg:x="3.9cm" svg:y="7.75cm">
          <draw:text-box>
            <text:p><text:span text:style-name="T1">arm</text:span></text:p>
          </draw:text-box>
        </draw:frame>
        <draw:custom-shape draw:style-name="gr1" draw:text-style-name="P1" xml:id="id2" draw:id="id2" draw:layer="layout" svg:width="4.1cm" svg:height="2.6cm" svg:x="6.4cm" svg:y="12.8cm">
          <text:p text:style-name="P1">RTOS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cm" svg:height="0.95cm" svg:x="3.9cm" svg:y="8.75cm">
          <draw:text-box draw:corner-radius="0.1cm">
            <text:p><text:span text:style-name="T1">trig</text:span></text:p>
          </draw:text-box>
        </draw:frame>
        <draw:line draw:style-name="gr3" draw:text-style-name="P1" draw:layer="layout" svg:x1="6.6cm" svg:y1="10.6cm" svg:x2="6.6cm" svg:y2="12.8cm">
          <text:p/>
        </draw:line>
        <draw:line draw:style-name="gr3" draw:text-style-name="P1" draw:layer="layout" svg:x1="7.8cm" svg:y1="10.6cm" svg:x2="7.8cm" svg:y2="12.8cm">
          <text:p/>
        </draw:line>
        <draw:line draw:style-name="gr3" draw:text-style-name="P1" draw:layer="layout" svg:x1="9cm" svg:y1="10.6cm" svg:x2="9cm" svg:y2="12.8cm">
          <text:p/>
        </draw:line>
        <draw:connector draw:style-name="gr4" draw:text-style-name="P1" draw:layer="layout" svg:x1="2.55cm" svg:y1="10.6cm" svg:x2="6.4cm" svg:y2="14.1cm" draw:start-shape="id1" draw:start-glue-point="2" draw:end-shape="id2" draw:end-glue-point="3" svg:d="M2550 10600v3500h3850" svg:viewBox="0 0 3851 3501">
          <text:p/>
        </draw:connector>
        <draw:frame draw:style-name="gr5" draw:layer="layout" svg:width="1.6cm" svg:height="1.1cm" svg:x="3cm" svg:y="13cm">
          <draw:text-box>
            <text:p>IPC</text:p>
          </draw:text-box>
        </draw:frame>
        <draw:line draw:style-name="gr3" draw:text-style-name="P1" draw:layer="layout" svg:x1="10.2cm" svg:y1="10.638cm" svg:x2="10.2cm" svg:y2="12.8cm">
          <text:p/>
        </draw:line>
        <draw:frame draw:style-name="gr2" draw:text-style-name="P2" draw:layer="layout" svg:width="1.489cm" svg:height="0.95cm" svg:x="5.411cm" svg:y="11.6cm">
          <draw:text-box>
            <text:p><text:span text:style-name="T1">arm</text:span></text:p>
          </draw:text-box>
        </draw:frame>
        <draw:frame draw:style-name="gr2" draw:text-style-name="P2" draw:layer="layout" svg:width="1.4cm" svg:height="0.95cm" svg:x="6.8cm" svg:y="10.45cm">
          <draw:text-box>
            <text:p><text:span text:style-name="T1">trig</text:span></text:p>
          </draw:text-box>
        </draw:frame>
        <draw:frame draw:style-name="gr2" draw:text-style-name="P2" draw:layer="layout" svg:width="2.2cm" svg:height="1.487cm" svg:x="8.1cm" svg:y="10.413cm">
          <draw:text-box>
            <text:p><text:span text:style-name="T1">bld0</text:span></text:p>
            <text:p><text:span text:style-name="T1">action</text:span></text:p>
          </draw:text-box>
        </draw:frame>
        <draw:frame draw:style-name="gr6" draw:text-style-name="P2" draw:layer="layout" svg:width="2cm" svg:height="1.487cm" svg:x="9.5cm" svg:y="10.413cm">
          <draw:text-box>
            <text:p><text:span text:style-name="T1">bld1 </text:span></text:p>
            <text:p><text:span text:style-name="T1">action</text:span></text:p>
          </draw:text-box>
        </draw:frame>
        <draw:line draw:style-name="gr3" draw:text-style-name="P1" draw:layer="layout" svg:x1="9.2cm" svg:y1="4.4cm" svg:x2="9.2cm" svg:y2="7.3cm">
          <text:p/>
        </draw:line>
        <draw:line draw:style-name="gr3" draw:text-style-name="P1" draw:layer="layout" svg:x1="10.3cm" svg:y1="4.4cm" svg:x2="10.305cm" svg:y2="7.3cm">
          <text:p/>
        </draw:line>
        <draw:line draw:style-name="gr3" draw:text-style-name="P1" draw:layer="layout" svg:x1="11.5cm" svg:y1="4.4cm" svg:x2="11.5cm" svg:y2="7.3cm">
          <text:p/>
        </draw:line>
        <draw:line draw:style-name="gr3" draw:text-style-name="P1" draw:layer="layout" svg:x1="12.7cm" svg:y1="4.4cm" svg:x2="12.7cm" svg:y2="7.3cm">
          <text:p/>
        </draw:line>
        <draw:custom-shape draw:style-name="gr1" draw:text-style-name="P1" draw:layer="layout" svg:width="4.3cm" svg:height="2.7cm" svg:x="8.9cm" svg:y="1.7cm">
          <text:p text:style-name="P1">External</text:p>
          <text:p text:style-name="P1">control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cm" svg:height="1.487cm" svg:x="8.1cm" svg:y="4.3cm">
          <draw:text-box>
            <text:p><text:span text:style-name="T1">ext.</text:span></text:p>
            <text:p><text:span text:style-name="T1">arm</text:span></text:p>
          </draw:text-box>
        </draw:frame>
        <draw:frame draw:style-name="gr2" draw:text-style-name="P2" draw:layer="layout" svg:width="1.4cm" svg:height="0.95cm" svg:x="9.3cm" svg:y="5.95cm">
          <draw:text-box>
            <text:p><text:span text:style-name="T1">trig</text:span></text:p>
          </draw:text-box>
        </draw:frame>
        <draw:frame draw:style-name="gr2" draw:text-style-name="P2" draw:layer="layout" svg:width="1.9cm" svg:height="2.105cm" svg:x="10.6cm" svg:y="4.4cm">
          <draw:text-box>
            <text:p><text:span text:style-name="T1">ext.</text:span></text:p>
            <text:p><text:span text:style-name="T1">bld0</text:span></text:p>
            <text:p><text:span text:style-name="T1">action</text:span></text:p>
          </draw:text-box>
        </draw:frame>
        <draw:frame draw:style-name="gr7" draw:text-style-name="P2" draw:layer="layout" svg:width="2cm" svg:height="2.105cm" svg:x="12.5cm" svg:y="4.4cm">
          <draw:text-box>
            <text:p><text:span text:style-name="T1">ext.</text:span></text:p>
            <text:p><text:span text:style-name="T1">bld1 </text:span></text:p>
            <text:p><text:span text:style-name="T1">action</text:span></text:p>
          </draw:text-box>
        </draw:frame>
        <draw:line draw:style-name="gr3" draw:text-style-name="P1" draw:layer="layout" svg:x1="14.789cm" svg:y1="7.9cm" svg:x2="16.4cm" svg:y2="7.9cm">
          <text:p/>
        </draw:line>
        <draw:line draw:style-name="gr3" draw:text-style-name="P1" draw:layer="layout" svg:x1="14.791cm" svg:y1="9.9cm" svg:x2="17.8cm" svg:y2="9.9cm">
          <text:p/>
        </draw:line>
        <draw:frame draw:style-name="gr8" draw:text-style-name="P2" draw:layer="layout" svg:width="1.5cm" svg:height="1.487cm" svg:x="11.4cm" svg:y="11.013cm">
          <draw:text-box>
            <text:p><text:span text:style-name="T1">PG</text:span></text:p>
            <text:p><text:span text:style-name="T1">trig</text:span></text:p>
          </draw:text-box>
        </draw:frame>
        <draw:frame draw:style-name="gr9" draw:text-style-name="P2" draw:layer="layout" svg:width="1.9cm" svg:height="1.487cm" svg:x="14.6cm" svg:y="7.1cm">
          <draw:text-box>
            <text:p><text:span text:style-name="T1">bld0</text:span></text:p>
            <text:p><text:span text:style-name="T1">action</text:span></text:p>
          </draw:text-box>
        </draw:frame>
        <draw:frame draw:style-name="gr9" draw:text-style-name="P2" draw:layer="layout" svg:width="1.992cm" svg:height="1.487cm" svg:x="14.7cm" svg:y="9.1cm">
          <draw:text-box>
            <text:p><text:span text:style-name="T1">bld1</text:span></text:p>
            <text:p><text:span text:style-name="T1">action</text:span></text:p>
          </draw:text-box>
        </draw:frame>
        <draw:line draw:style-name="gr3" draw:text-style-name="P1" draw:layer="layout" svg:x1="4cm" svg:y1="8.5cm" svg:x2="6.5cm" svg:y2="8.5cm">
          <text:p/>
        </draw:line>
        <draw:line draw:style-name="gr3" draw:text-style-name="P1" draw:layer="layout" svg:x1="4cm" svg:y1="9.5cm" svg:x2="6.5cm" svg:y2="9.5cm">
          <text:p/>
        </draw:line>
        <draw:custom-shape draw:style-name="gr1" draw:text-style-name="P1" draw:layer="layout" svg:width="4.1cm" svg:height="2.6cm" svg:x="10.8cm" svg:y="12.8cm">
          <text:p text:style-name="P1">Pattern</text:p>
          <text:p text:style-name="P1">Generato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6cm" svg:y1="13.7cm" svg:x2="14.9cm" svg:y2="13.7cm">
          <text:p/>
        </draw:line>
        <draw:line draw:style-name="gr3" draw:text-style-name="P1" draw:layer="layout" svg:x1="19cm" svg:y1="14.5cm" svg:x2="14.9cm" svg:y2="14.5cm">
          <text:p/>
        </draw:line>
        <draw:frame draw:style-name="gr10" draw:text-style-name="P2" draw:layer="layout" svg:width="1.9cm" svg:height="1.487cm" svg:x="16.1cm" svg:y="15.6cm">
          <draw:text-box>
            <text:p><text:span text:style-name="T1">bld0</text:span></text:p>
            <text:p><text:span text:style-name="T1">error</text:span></text:p>
          </draw:text-box>
        </draw:frame>
        <draw:frame draw:style-name="gr10" draw:text-style-name="P2" draw:layer="layout" svg:width="1.9cm" svg:height="1.487cm" svg:x="18.8cm" svg:y="10.8cm">
          <draw:text-box>
            <text:p><text:span text:style-name="T1">bld1</text:span></text:p>
            <text:p><text:span text:style-name="T1">error</text:span></text:p>
          </draw:text-box>
        </draw:frame>
        <draw:custom-shape draw:style-name="gr1" draw:text-style-name="P1" draw:layer="layout" svg:width="2.396cm" svg:height="1.9cm" draw:transform="skewX (-0.00628318530717959) translate (16.3cm 6.9cm)">
          <text:p text:style-name="P1"/>
          <text:p text:style-name="P1"/>
          <text:p text:style-name="P1">Shutter0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9cm" svg:height="2.105cm" svg:x="14cm" svg:y="10.9cm">
          <draw:text-box>
            <text:p><text:span text:style-name="T1">PG</text:span></text:p>
            <text:p><text:span text:style-name="T1">bld1 </text:span></text:p>
            <text:p><text:span text:style-name="T1">action</text:span></text:p>
          </draw:text-box>
        </draw:frame>
        <draw:line draw:style-name="gr3" draw:text-style-name="P1" draw:layer="layout" svg:x1="12cm" svg:y1="10.6cm" svg:x2="12cm" svg:y2="12.8cm">
          <text:p/>
        </draw:line>
        <draw:line draw:style-name="gr3" draw:text-style-name="P1" draw:layer="layout" svg:x1="14.7cm" svg:y1="12.8cm" svg:x2="14.7cm" svg:y2="10.6cm">
          <text:p/>
        </draw:line>
        <draw:frame draw:style-name="gr2" draw:text-style-name="P2" draw:layer="layout" svg:width="1.9cm" svg:height="2.105cm" svg:x="12.4cm" svg:y="10.913cm">
          <draw:text-box>
            <text:p><text:span text:style-name="T1">PG</text:span></text:p>
            <text:p><text:span text:style-name="T1">bld0 </text:span></text:p>
            <text:p><text:span text:style-name="T1">action</text:span></text:p>
          </draw:text-box>
        </draw:frame>
        <draw:line draw:style-name="gr11" draw:text-style-name="P1" draw:layer="layout" svg:x1="17.6cm" svg:y1="17cm" svg:x2="17.5cm" svg:y2="8.8cm">
          <text:p/>
        </draw:line>
        <draw:line draw:style-name="gr11" draw:text-style-name="P1" draw:layer="layout" svg:x1="19cm" svg:y1="14.5cm" svg:x2="19cm" svg:y2="10.8cm">
          <text:p/>
        </draw:line>
        <draw:line draw:style-name="gr3" draw:text-style-name="P1" draw:layer="layout" svg:x1="13.3cm" svg:y1="12.8cm" svg:x2="13.3cm" svg:y2="10.6cm">
          <text:p/>
        </draw:line>
        <draw:line draw:style-name="gr11" draw:text-style-name="P1" draw:layer="layout" svg:x1="19cm" svg:y1="14.5cm" svg:x2="19cm" svg:y2="18cm">
          <text:p/>
        </draw:line>
        <draw:line draw:style-name="gr11" draw:text-style-name="P1" draw:layer="layout" svg:x1="17.6cm" svg:y1="17cm" svg:x2="9cm" svg:y2="17cm">
          <text:p/>
        </draw:line>
        <draw:line draw:style-name="gr11" draw:text-style-name="P1" draw:layer="layout" svg:x1="19cm" svg:y1="18cm" svg:x2="8cm" svg:y2="18cm">
          <text:p/>
        </draw:line>
        <draw:line draw:style-name="gr3" draw:text-style-name="P1" draw:layer="layout" svg:x1="9cm" svg:y1="17cm" svg:x2="9cm" svg:y2="15.4cm">
          <text:p/>
        </draw:line>
        <draw:line draw:style-name="gr3" draw:text-style-name="P1" draw:layer="layout" svg:x1="8cm" svg:y1="18cm" svg:x2="8cm" svg:y2="15.4cm">
          <text:p/>
        </draw:line>
        <draw:custom-shape draw:style-name="gr1" draw:text-style-name="P1" draw:layer="layout" svg:width="2.396cm" svg:height="1.9cm" draw:transform="skewX (-0.00628318530717959) translate (17.792cm 8.9cm)">
          <text:p text:style-name="P1"/>
          <text:p text:style-name="P1"/>
          <text:p text:style-name="P1">Shutter1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16:32:51.637702604</meta:creation-date>
    <dc:date>2015-06-01T12:09:07.780904096</dc:date>
    <meta:editing-duration>PT19H30M19S</meta:editing-duration>
    <meta:editing-cycles>56</meta:editing-cycles>
    <meta:generator>LibreOffice/4.2.8.2$Linux_X86_64 LibreOffice_project/420m0$Build-2</meta:generator>
    <meta:document-statistic meta:object-count="50"/>
  </office:meta>
</office:document-meta>
</file>